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9cm"/>
    </style:style>
    <style:style style:name="gr2" style:family="graphic" style:parent-style-name="standard">
      <style:graphic-properties draw:textarea-horizontal-align="justify" draw:textarea-vertical-align="middle" draw:auto-grow-height="false" fo:min-height="3.326cm" fo:min-width="5.73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367cm" svg:height="0.962cm" svg:x="2.817cm" svg:y="1.381cm">
          <draw:text-box>
            <text:p>21 Game – Context View</text:p>
          </draw:text-box>
        </draw:frame>
        <draw:custom-shape draw:style-name="gr2" draw:text-style-name="P3" draw:layer="layout" svg:width="7.747cm" svg:height="4.445cm" svg:x="1cm" svg:y="5.445cm">
          <text:p text:style-name="P2">Player</text:p>
          <text:p text:style-name="P2"/>
          <text:list text:style-name="L1">
            <text:list-item>
              <text:p text:style-name="P2">Name</text:p>
            </text:list-item>
            <text:list-item>
              <text:p text:style-name="P2">Total</text:p>
            </text:list-item>
            <text:list-item>
              <text:p text:style-name="P2">Cards[List]</text:p>
            </text:list-item>
          </text:list>
          <text:p text:style-name="P3"/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7.747cm" svg:height="4.445cm" svg:x="12.049cm" svg:y="5.445cm">
          <text:p text:style-name="P2">Pack of Cards</text:p>
          <text:p text:style-name="P2"/>
          <text:list text:style-name="L1">
            <text:list-item>
              <text:p text:style-name="P2">Pack of Cards[List]</text:p>
            </text:list-item>
            <text:list-item>
              <text:p text:style-name="P2">Shuffled Cards[List]</text:p>
            </text:list-item>
          </text:list>
          <text:p text:style-name="P3"/>
          <text:p text:style-name="P3"/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2" draw:layer="layout" svg:width="7.747cm" svg:height="4.445cm" svg:x="12.049cm" svg:y="15.224cm">
          <text:p text:style-name="P2">Card</text:p>
          <text:p text:style-name="P2"/>
          <text:list text:style-name="L1">
            <text:list-item>
              <text:p text:style-name="P2">Suit</text:p>
            </text:list-item>
            <text:list-item>
              <text:p text:style-name="P2">Face </text:p>
            </text:list-item>
            <text:list-item>
              <text:p text:style-name="P2">Value</text:p>
            </text:list-item>
          </text:list>
          <text:p text:style-name="P3"/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line draw:style-name="gr3" draw:text-style-name="P4" draw:layer="layout" svg:x1="8.874cm" svg:y1="7.858cm" svg:x2="12.049cm" svg:y2="7.858cm">
          <text:p/>
        </draw:line>
        <draw:line draw:style-name="gr3" draw:text-style-name="P4" draw:layer="layout" svg:x1="15.986cm" svg:y1="9.89cm" svg:x2="15.986cm" svg:y2="15.224cm">
          <text:p/>
        </draw:line>
        <draw:line draw:style-name="gr3" draw:text-style-name="P4" draw:layer="layout" svg:x1="4.429cm" svg:y1="9.89cm" svg:x2="12.049cm" svg:y2="18.018cm">
          <text:p/>
        </draw:line>
        <draw:frame draw:style-name="gr4" draw:text-style-name="P5" draw:layer="layout" svg:width="2.005cm" svg:height="0.645cm" svg:x="8.545cm" svg:y="7.096cm">
          <draw:text-box>
            <text:p><text:span text:style-name="T1">2 or more</text:span></text:p>
          </draw:text-box>
        </draw:frame>
        <draw:frame draw:style-name="gr5" draw:text-style-name="P1" draw:layer="layout" svg:width="0.508cm" svg:height="0.962cm" svg:x="11.16cm" svg:y="6.588cm">
          <draw:text-box>
            <text:p>1</text:p>
          </draw:text-box>
        </draw:frame>
        <draw:frame draw:style-name="gr6" draw:text-style-name="P1" draw:layer="layout" svg:width="0.635cm" svg:height="0.962cm" svg:x="16.494cm" svg:y="10.271cm">
          <draw:text-box>
            <text:p>1</text:p>
          </draw:text-box>
        </draw:frame>
        <draw:frame draw:style-name="gr7" draw:text-style-name="P1" draw:layer="layout" svg:width="1.905cm" svg:height="1.673cm" svg:x="16.748cm" svg:y="14.335cm">
          <draw:text-box>
            <text:p>52</text:p>
          </draw:text-box>
        </draw:frame>
        <draw:frame draw:style-name="gr1" draw:text-style-name="P1" draw:layer="layout" svg:width="0.889cm" svg:height="0.962cm" svg:x="6.461cm" svg:y="10.525cm">
          <draw:text-box>
            <text:p>1</text:p>
          </draw:text-box>
        </draw:frame>
        <draw:frame draw:style-name="gr8" draw:text-style-name="P1" draw:layer="layout" svg:width="1.016cm" svg:height="1.016cm" svg:x="10.779cm" svg:y="15.224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4T09:44:53.494815588</meta:creation-date>
    <meta:generator>LibreOffice/6.1.5.2$Linux_ARM_EABI LibreOffice_project/10$Build-2</meta:generator>
    <dc:date>2022-01-04T09:59:54.458622304</dc:date>
    <meta:editing-duration>PT15M1S</meta:editing-duration>
    <meta:editing-cycles>6</meta:editing-cycles>
    <meta:document-statistic meta:object-count="13"/>
  </office:meta>
</office:document-meta>
</file>